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D0000003C584B216D.png" manifest:media-type="image/png"/>
  <manifest:file-entry manifest:full-path="Pictures/100000010000020C0000003C4FA617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03e6df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Heading_20_1">
      <style:paragraph-properties fo:margin-top="0in" fo:margin-bottom="0in" style:contextual-spacing="false" fo:break-before="page"/>
      <style:text-properties officeooo:paragraph-rsid="0003e6df"/>
    </style:style>
    <style:style style:name="P8" style:family="paragraph" style:parent-style-name="Heading_20_1">
      <style:paragraph-properties fo:margin-top="0in" fo:margin-bottom="0in" style:contextual-spacing="false"/>
      <style:text-properties officeooo:paragraph-rsid="0003e6df"/>
    </style:style>
    <style:style style:name="P9" style:family="paragraph" style:parent-style-name="Heading_20_1" style:list-style-name="">
      <style:paragraph-properties fo:margin-top="0in" fo:margin-bottom="0in" style:contextual-spacing="false"/>
      <style:text-properties officeooo:paragraph-rsid="0003e6df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493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752. Check if Array Is Sorted and Rotated</text:h>
      <text:p text:style-name="P3">Given an array <text:span text:style-name="Source_20_Text"><text:span text:style-name="T1">nums</text:span></text:span>, return <text:span text:style-name="Source_20_Text"><text:span text:style-name="T1">true</text:span></text:span><text:span text:style-name="Emphasis"><text:span text:style-name="T2"> if the array was originally sorted in non-decreasing order, then rotated </text:span></text:span><text:span text:style-name="Emphasis"><text:span text:style-name="Strong_20_Emphasis"><text:span text:style-name="T2">some</text:span></text:span></text:span><text:span text:style-name="Emphasis"><text:span text:style-name="T2"> number of positions (including zero)</text:span></text:span>. Otherwise, return <text:span text:style-name="Source_20_Text"><text:span text:style-name="T1">false</text:span></text:span>.</text:p>
      <text:p text:style-name="P3">There may be <text:span text:style-name="Strong_20_Emphasis"><text:span text:style-name="T2">duplicates</text:span></text:span> in the original array.</text:p>
      <text:p text:style-name="P3"><text:span text:style-name="Strong_20_Emphasis"><text:span text:style-name="T2">Note:</text:span></text:span> An array <text:span text:style-name="Source_20_Text"><text:span text:style-name="T1">A</text:span></text:span> rotated by <text:span text:style-name="Source_20_Text"><text:span text:style-name="T1">x</text:span></text:span> positions results in an array <text:span text:style-name="Source_20_Text"><text:span text:style-name="T1">B</text:span></text:span> of the same length such that <text:span text:style-name="Source_20_Text"><text:span text:style-name="T1">A[i] == B[(i+x) % A.length]</text:span></text:span>, where <text:span text:style-name="Source_20_Text"><text:span text:style-name="T1">%</text:span></text:span> is the modulo operation.</text:p>
      <text:p text:style-name="P3"> </text:p>
      <text:p text:style-name="P3"><text:span text:style-name="Strong_20_Emphasis"><text:span text:style-name="T2">Example 1:</text:span></text:span></text:p>
      <text:p text:style-name="P2"><text:span text:style-name="Strong_20_Emphasis"><text:span text:style-name="T2">Input:</text:span></text:span> nums = [3,4,5,1,2]</text:p>
      <text:p text:style-name="P2"><text:span text:style-name="Strong_20_Emphasis"><text:span text:style-name="T2">Output:</text:span></text:span> true</text:p>
      <text:p text:style-name="P2"><text:span text:style-name="Strong_20_Emphasis"><text:span text:style-name="T2">Explanation:</text:span></text:span> [1,2,3,4,5] is the original sorted array.</text:p>
      <text:p text:style-name="P5">You can rotate the array by x = 3 positions to begin on the the element of value 3: [3,4,5,1,2].</text:p>
      <text:p text:style-name="P3"><text:span text:style-name="Strong_20_Emphasis"><text:span text:style-name="T2">Example 2:</text:span></text:span></text:p>
      <text:p text:style-name="P2"><text:span text:style-name="Strong_20_Emphasis"><text:span text:style-name="T2">Input:</text:span></text:span> nums = [2,1,3,4]</text:p>
      <text:p text:style-name="P2"><text:span text:style-name="Strong_20_Emphasis"><text:span text:style-name="T2">Output:</text:span></text:span> false</text:p>
      <text:p text:style-name="P4"><text:span text:style-name="Strong_20_Emphasis"><text:span text:style-name="T2">Explanation:</text:span></text:span> There is no sorted array once rotated that can make nums.</text:p>
      <text:p text:style-name="P3"><text:span text:style-name="Strong_20_Emphasis"><text:span text:style-name="T2">Example 3:</text:span></text:span></text:p>
      <text:p text:style-name="P2"><text:span text:style-name="Strong_20_Emphasis"><text:span text:style-name="T2">Input:</text:span></text:span> nums = [1,2,3]</text:p>
      <text:p text:style-name="P2"><text:span text:style-name="Strong_20_Emphasis"><text:span text:style-name="T2">Output:</text:span></text:span> true</text:p>
      <text:p text:style-name="P2"><text:span text:style-name="Strong_20_Emphasis"><text:span text:style-name="T2">Explanation:</text:span></text:span> [1,2,3] is the original sorted array.</text:p>
      <text:p text:style-name="P5">You can rotate the array by x = 0 positions (i.e. no rotation) to make nums.</text:p>
      <text:p text:style-name="P3"> </text:p>
      <text:p text:style-name="P3"><text:span text:style-name="Strong_20_Emphasis"><text:span text:style-name="T2">Constraints:</text:span></text:span></text:p>
      <text:list text:style-name="L1">
        <text:list-item>
          <text:p text:style-name="P11"><text:span text:style-name="Source_20_Text"><text:span text:style-name="T1">1 &lt;= nums.length &lt;= 100</text:span></text:span></text:p>
        </text:list-item>
        <text:list-item>
          <text:p text:style-name="P12"><text:span text:style-name="Source_20_Text"><text:span text:style-name="T1">1 &lt;= nums[i] &lt;= 100</text:span></text:span></text:p>
        </text:list-item>
      </text:list>
      <text:h text:style-name="Heading_20_3" text:outline-level="3"/>
      <text:h text:style-name="P10" text:outline-level="3"><text:bookmark text:name="overview"/>Overview</text:h>
      <text:p text:style-name="P3">We need to find whether the given integer array <text:span text:style-name="Source_20_Text"><text:span text:style-name="T2">nums</text:span></text:span> could represent a sorted array that has been rotated some number of times. A sorted array is defined as one arranged in non-decreasing order, meaning each element is less than or equal to the next. A rotation involves shifting a contiguous block of elements to the back of the array, preserving the relative order of all elements.</text:p>
      <text:p text:style-name="P3">For example, <text:span text:style-name="Source_20_Text"><text:span text:style-name="T2">[3, 4, 5, 1, 2]</text:span></text:span> is a rotated version of the sorted array <text:span text:style-name="Source_20_Text"><text:span text:style-name="T2">[1, 2, 3, 4, 5]</text:span></text:span>. On the other hand, <text:span text:style-name="Source_20_Text"><text:span text:style-name="T2">[3, 4, 2, 1, 5]</text:span></text:span> is not a valid rotation of any sorted array because the order of elements is not preserved.</text:p>
      <text:h text:style-name="P8" text:outline-level="1">1752. Check if Array Is Sorted and Rotated</text:h>
      <text:p text:style-name="P6">/*</text:p>
      <text:p text:style-name="P6"><text:s text:c="4"/><text:span text:style-name="T3">Compare with sorted array</text:span></text:p>
      <text:p text:style-name="P6"><text:s text:c="4"/>Time complexity: O(nlogn+n^2)<draw:frame draw:style-name="fr1" draw:name="Image1" text:anchor-type="char" svg:x="2.6445in" svg:y="0.0429in" svg:width="4.2146in" svg:height="0.4827in" draw:z-index="0"><draw:image xlink:href="Pictures/100000010000020C0000003C4FA6179C.png" xlink:type="simple" xlink:show="embed" xlink:actuate="onLoad" draw:mime-type="image/png"/></draw:frame></text:p>
      <text:p text:style-name="P6"><text:s text:c="4"/>Space complexity: O(n+logn)</text:p>
      <text:p text:style-name="P6">*/</text:p>
      <text:p text:style-name="P6">class Solution {</text:p>
      <text:p text:style-name="P6"><text:s text:c="4"/>public:</text:p>
      <text:p text:style-name="P6"><text:s text:c="8"/>bool check(std::vector&lt;int&gt;&amp; nums) {</text:p>
      <text:p text:style-name="P6"><text:s text:c="12"/>int n=nums.size();</text:p>
      <text:p text:style-name="P6"><text:s text:c="12"/>std::vector&lt;int&gt; sorted=nums;</text:p>
      <text:p text:style-name="P6"><text:s text:c="12"/>std::sort(sorted.begin(),sorted.end());</text:p>
      <text:p text:style-name="P6"><text:s text:c="12"/>for(int rot_index=0;rot_index&lt;n;++rot_index){</text:p>
      <text:p text:style-name="P6"><text:s text:c="16"/>int i=0;</text:p>
      <text:p text:style-name="P6"><text:s text:c="16"/>while(i&lt;n &amp;&amp; nums[(rot_index+i)%n]==sorted[i]) i++;</text:p>
      <text:p text:style-name="P6"><text:s text:c="16"/>if(i==n) return true;</text:p>
      <text:p text:style-name="P6"><text:s text:c="12"/>}</text:p>
      <text:p text:style-name="P6"><text:s text:c="12"/>return false;</text:p>
      <text:p text:style-name="P6"><text:s text:c="8"/>}</text:p>
      <text:p text:style-name="P6">};</text:p>
      <text:h text:style-name="P9" text:outline-level="1"/>
      <text:h text:style-name="P7" text:outline-level="1">1752. Check if Array Is Sorted and Rotated</text:h>
      <text:p text:style-name="P1">/*</text:p>
      <text:p text:style-name="P1"><text:s text:c="4"/><text:span text:style-name="T3">Counting bad pairs</text:span><draw:frame draw:style-name="fr1" draw:name="Image2" text:anchor-type="char" svg:x="2.1681in" svg:y="0.1693in" svg:width="4.4929in" svg:height="0.4984in" draw:z-index="1"><draw:image xlink:href="Pictures/100000010000021D0000003C584B216D.png" xlink:type="simple" xlink:show="embed" xlink:actuate="onLoad" draw:mime-type="image/png"/></draw:frame></text:p>
      <text:p text:style-name="P1"><text:s text:c="4"/>Time complexity: O(n)</text:p>
      <text:p text:style-name="P1"><text:s text:c="4"/>Space complexity: O(1)</text:p>
      <text:p text:style-name="P1">*/</text:p>
      <text:p text:style-name="P1">class Solution {</text:p>
      <text:p text:style-name="P1"><text:s text:c="4"/>public:</text:p>
      <text:p text:style-name="P1"><text:s text:c="8"/>bool check(std::vector&lt;int&gt;&amp; nums) {</text:p>
      <text:p text:style-name="P1"><text:s text:c="12"/>int n=nums.size();</text:p>
      <text:p text:style-name="P1"><text:s text:c="12"/>int count=0;</text:p>
      <text:p text:style-name="P1"><text:s text:c="12"/>for(int i=0;i&lt;n-1;++i){</text:p>
      <text:p text:style-name="P1"><text:s text:c="16"/>if(nums[i+1]&lt;nums[i]) count++;</text:p>
      <text:p text:style-name="P1"><text:s text:c="12"/>}</text:p>
      <text:p text:style-name="P1"><text:s text:c="12"/>count+=nums[0]&lt;nums[n-1];</text:p>
      <text:p text:style-name="P1"><text:s text:c="12"/>return count&lt;2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09:07:10.844555907</meta:creation-date>
    <dc:date>2025-02-02T17:03:24.669795147</dc:date>
    <meta:editing-duration>PT21M40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3" meta:paragraph-count="65" meta:word-count="376" meta:character-count="2540" meta:non-whitespace-character-count="1954"/>
  </office:meta>
</office:document-meta>
</file>